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Daily Scrum – Thursday 28/03/19</text:h>
      <text:p text:style-name="Normal"/>
      <text:p text:style-name="P2">What are we working on?</text:p>
      <text:p text:style-name="Normal">Nick – Viewing results of testing in a graph</text:p>
      <text:p text:style-name="Normal">Elliot – Emails into databases (working on fix)</text:p>
      <text:p text:style-name="Normal">Will – Exercise tables</text:p>
      <text:p text:style-name="Normal">Safouh – Testing the system</text:p>
      <text:p text:style-name="Normal">Lucas – Finishing off the RD, functioning with backend</text:p>
      <text:p text:style-name="Normal">Matthew – Patient ID work, prescribe patients to third party materials, sport centre<text:s/>DAO<text:s/>(availability)</text:p>
      <text:p text:style-name="Normal">Oliver<text:s/>– Web aspects for patient, backend to connect it up</text:p>
      <text:p text:style-name="Normal"/>
      <text:p text:style-name="P3">What might be blocking us?</text:p>
      <text:p text:style-name="Normal">Some issues with database connectivity that require fixes for us to continue with individual wor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style:vertical-align="baseline" fo:margin-top="0.1666in" fo:margin-bottom="0.0833in" fo:line-height="100%"/>
      <style:text-properties style:font-name="Liberation Sans" style:font-name-asian="Microsoft YaHei" style:font-name-complex="Lucida 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Liberation Sans" style:font-name-asian="Microsoft YaHei" style:font-name-complex="Lucida 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Maslin [nim43]</meta:initial-creator>
    <dc:creator>Nick Maslin [nim43]</dc:creator>
    <meta:creation-date>2019-03-28T13:35:00Z</meta:creation-date>
    <dc:date>2019-03-28T13:49:00Z</dc:date>
    <meta:template xlink:href="Normal" xlink:type="simple"/>
    <meta:editing-cycles>12</meta:editing-cycles>
    <meta:editing-duration>PT780S</meta:editing-duration>
    <meta:document-statistic meta:page-count="1" meta:paragraph-count="1" meta:word-count="81" meta:character-count="544" meta:row-count="3" meta:non-whitespace-character-count="464"/>
  </office:meta>
</office:document-meta>
</file>